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02cm" fo:margin-left="0cm" table:align="left"/>
    </style:style>
    <style:style style:name="Таблица1.A" style:family="table-column">
      <style:table-column-properties style:column-width="1.49cm"/>
    </style:style>
    <style:style style:name="Таблица1.B" style:family="table-column">
      <style:table-column-properties style:column-width="3.898cm"/>
    </style:style>
    <style:style style:name="Таблица1.C" style:family="table-column">
      <style:table-column-properties style:column-width="3.318cm"/>
    </style:style>
    <style:style style:name="Таблица1.D" style:family="table-column">
      <style:table-column-properties style:column-width="4.893cm"/>
    </style:style>
    <style:style style:name="Таблица1.E" style:family="table-column">
      <style:table-column-properties style:column-width="4.103cm"/>
    </style:style>
    <style:style style:name="Таблица1.1" style:family="table-row">
      <style:table-row-properties style:min-row-height="0.409cm"/>
    </style:style>
    <style:style style:name="Таблица1.A1" style:family="table-cell">
      <style:table-cell-properties fo:padding="0cm" fo:border="none" style:writing-mode="page"/>
    </style:style>
    <style:style style:name="Таблица1.5" style:family="table-row">
      <style:table-row-properties style:min-row-height="1.058cm"/>
    </style:style>
    <style:style style:name="Таблица1.12" style:family="table-row">
      <style:table-row-properties style:min-row-height="1.004cm"/>
    </style:style>
    <style:style style:name="Таблица1.13" style:family="table-row">
      <style:table-row-properties style:min-row-height="0.386cm"/>
    </style:style>
    <style:style style:name="Таблица1.14" style:family="table-row">
      <style:table-row-properties style:min-row-height="0.363cm"/>
    </style:style>
    <style:style style:name="Таблица1.17" style:family="table-row">
      <style:table-row-properties style:min-row-height="0.333cm"/>
    </style:style>
    <style:style style:name="P1" style:family="paragraph" style:parent-style-name="Standard">
      <loext:graphic-properties draw:fill="solid" draw:fill-color="#191a1c"/>
      <style:paragraph-properties fo:background-color="#191a1c" fo:padding="0cm" fo:border="none" style:shadow="none"/>
      <style:text-properties style:font-name="Liberation Serif" fo:font-size="11pt" style:font-size-asian="11pt" style:font-size-complex="11pt"/>
    </style:style>
    <style:style style:name="P2" style:family="paragraph" style:parent-style-name="Standard">
      <style:text-properties style:font-name="Liberation Serif" fo:font-size="11pt" style:font-size-asian="11pt" style:font-size-complex="11pt"/>
    </style:style>
    <style:style style:name="P3" style:family="paragraph" style:parent-style-name="Standard">
      <style:text-properties officeooo:rsid="001c2e1b" officeooo:paragraph-rsid="001c2e1b"/>
    </style:style>
    <style:style style:name="P4" style:family="paragraph" style:parent-style-name="Standard">
      <style:text-properties fo:font-weight="bold" officeooo:rsid="001c2e1b" officeooo:paragraph-rsid="001c2e1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officeooo:rsid="00164971" officeooo:paragraph-rsid="00164971" style:font-size-asian="11pt" style:font-size-complex="11pt"/>
    </style:style>
    <style:style style:name="P6" style:family="paragraph" style:parent-style-name="Table_20_Contents">
      <style:text-properties style:font-name="Liberation Serif" fo:font-size="11pt" style:font-size-asian="11pt" style:font-size-complex="11pt"/>
    </style:style>
    <style:style style:name="P7" style:family="paragraph" style:parent-style-name="Table_20_Contents">
      <style:text-properties style:font-name="Liberation Serif" fo:font-size="11pt" officeooo:paragraph-rsid="00164971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paragraph-rsid="0016eaf3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officeooo:rsid="001c0939" officeooo:paragraph-rsid="001c0939" style:font-size-asian="11pt" style:font-size-complex="11pt"/>
    </style:style>
    <style:style style:name="T1" style:family="text">
      <style:text-properties officeooo:rsid="00164971"/>
    </style:style>
    <style:style style:name="T2" style:family="text">
      <style:text-properties fo:color="#86985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6985d" loext:opacity="100%" fo:font-style="normal" fo:font-weight="normal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fo:font-style="normal" fo:font-weight="normal" style:font-style-asian="normal" style:font-weight-asian="normal"/>
    </style:style>
    <style:style style:name="T6" style:family="text">
      <style:text-properties fo:color="#bcbec4" loext:opacity="100%" fo:font-style="normal" fo:font-weight="normal" style:font-style-asian="normal" style:font-weight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fo:font-style="normal" fo:font-weight="normal" style:font-style-asian="normal" style:font-weight-asian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1pt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1a25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5">CAMT053</text:p>
          </table:table-cell>
          <table:table-cell table:style-name="Таблица1.A1" office:value-type="string">
            <text:p text:style-name="P5">MT940</text:p>
          </table:table-cell>
          <table:table-cell table:style-name="Таблица1.A1" office:value-type="string">
            <text:p text:style-name="P5">CODE</text:p>
          </table:table-cell>
          <table:table-cell table:style-name="Таблица1.A1" office:value-type="string">
            <text:p text:style-name="P5">Decription</text:p>
          </table:table-cell>
        </table:table-row>
        <table:table-row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Table_20_Contents"><text:span text:style-name="Source_20_Text"><text:span text:style-name="T10">GrpHdr/MsgId</text:span></text:span><text:span text:style-name="T10"> + </text:span><text:span text:style-name="Source_20_Text"><text:span text:style-name="T10">GrpHdr/CreDtTm</text:span></text:span></text:p>
          </table:table-cell>
          <table:table-cell table:style-name="Таблица1.A1" office:value-type="string">
            <text:p text:style-name="P7"><text:span text:style-name="T1">{:1}</text:span>(Basic Header)</text:p>
          </table:table-cell>
          <table:table-cell table:style-name="Таблица1.A1" office:value-type="string">
            <text:p text:style-name="P1" loext:marker-style-name="T2"><text:span text:style-name="T3">BkToCstmAttribute</text:span></text:p>
            <text:p text:style-name="P2">/<text:span text:style-name="T5">grp_hdr</text:span></text:p>
            <text:p text:style-name="P1" loext:marker-style-name="T7"><text:span text:style-name="T5">msg_id</text:span><text:span text:style-name="T6">: </text:span><text:span text:style-name="T3">String</text:span><text:span text:style-name="T6">, </text:span><text:span text:style-name="T8">//message id<text:line-break/></text:span><text:span text:style-name="T5">crd_dt_tm</text:span><text:span text:style-name="T6">: </text:span><text:span text:style-name="T3">String</text:span><text:span text:style-name="T6">, </text:span><text:span text:style-name="T8">//datetime create file</text:span></text:p>
          </table:table-cell>
          <table:table-cell table:style-name="Таблица1.A1" office:value-type="string">
            <text:p text:style-name="P6">MT940 содержит BIC, CAMT.053 - только ID и дату</text:p>
          </table:table-cell>
        </table:table-row>
        <table:table-row>
          <table:table-cell table:style-name="Таблица1.A1" office:value-type="string">
            <text:p text:style-name="P10">2</text:p>
          </table:table-cell>
          <table:table-cell table:style-name="Таблица1.A1" office:value-type="string">
            <text:p text:style-name="Table_20_Contents"><text:span text:style-name="Source_20_Text"><text:span text:style-name="T10">GrpHdr</text:span></text:span><text:span text:style-name="T10"> элементы</text:span></text:p>
          </table:table-cell>
          <table:table-cell table:style-name="Таблица1.A1" office:value-type="string">
            <text:p text:style-name="Table_20_Contents"><text:span text:style-name="Source_20_Text"><text:span text:style-name="T10">{2:}</text:span></text:span><text:span text:style-name="T10"> (Application Header)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Разные подходы к заголовкам</text:p>
          </table:table-cell>
        </table:table-row>
        <table:table-row>
          <table:table-cell table:style-name="Таблица1.A1" office:value-type="string">
            <text:p text:style-name="P10">3</text:p>
          </table:table-cell>
          <table:table-cell table:style-name="Таблица1.A1" office:value-type="string">
            <text:p text:style-name="Table_20_Contents"><text:span text:style-name="Source_20_Text"><text:span text:style-name="T10">Stmt/Id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0">:20:</text:span></text:span><text:span text:style-name="T10"> Transaction Ref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Оба идентифицируют выписку</text:p>
          </table:table-cell>
        </table:table-row>
        <table:table-row table:style-name="Таблица1.5">
          <table:table-cell table:style-name="Таблица1.A1" office:value-type="string">
            <text:p text:style-name="P10">4</text:p>
          </table:table-cell>
          <table:table-cell table:style-name="Таблица1.A1" office:value-type="string">
            <text:p text:style-name="Table_20_Contents"><text:span text:style-name="Source_20_Text"><text:span text:style-name="T10">Acct/Id/IBAN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0">:25:</text:span></text:span><text:span text:style-name="T10"> Account Identification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Номер счета</text:p>
          </table:table-cell>
        </table:table-row>
        <table:table-row>
          <table:table-cell table:style-name="Таблица1.A1" office:value-type="string">
            <text:p text:style-name="P10">5</text:p>
          </table:table-cell>
          <table:table-cell table:style-name="Таблица1.A1" office:value-type="string">
            <text:p text:style-name="P6"><text:span text:style-name="Source_20_Text"><text:span text:style-name="T9">Stmt/ElctrncSeqNb</text:span></text:span> + <text:span text:style-name="Source_20_Text"><text:span text:style-name="T9">Stmt/LglSeqNb</text:span></text:span></text:p>
          </table:table-cell>
          <table:table-cell table:style-name="Таблица1.A1" office:value-type="string">
            <text:p text:style-name="P6"><text:span text:style-name="Source_20_Text"><text:span text:style-name="T9">:28C:</text:span></text:span> Statement Number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Последовательный номер выписки</text:p>
          </table:table-cell>
        </table:table-row>
        <table:table-row>
          <table:table-cell table:style-name="Таблица1.A1" office:value-type="string">
            <text:p text:style-name="P10">6</text:p>
          </table:table-cell>
          <table:table-cell table:style-name="Таблица1.A1" office:value-type="string">
            <text:p text:style-name="P6"><text:span text:style-name="Source_20_Text"><text:span text:style-name="T9">:60F:</text:span></text:span> Opening Balance</text:p>
          </table:table-cell>
          <table:table-cell table:style-name="Таблица1.A1" office:value-type="string">
            <text:p text:style-name="P6"><text:span text:style-name="Source_20_Text"><text:span text:style-name="T9">Bal[Tp/Cd="OPBD"]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Начальный баланс </text:p>
          </table:table-cell>
        </table:table-row>
        <table:table-row>
          <table:table-cell table:style-name="Таблица1.A1" office:value-type="string">
            <text:p text:style-name="P10">7</text:p>
          </table:table-cell>
          <table:table-cell table:style-name="Таблица1.A1" office:value-type="string">
            <text:p text:style-name="P6"><text:span text:style-name="Source_20_Text"><text:span text:style-name="T9">:60F:</text:span></text:span> Opening Balance</text:p>
          </table:table-cell>
          <table:table-cell table:style-name="Таблица1.A1" office:value-type="string">
            <text:p text:style-name="P6"><text:span text:style-name="Source_20_Text"><text:span text:style-name="T9">Bal[Tp/Cd="OPAV"]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MT940 не различает типы балансов </text:p>
          </table:table-cell>
        </table:table-row>
        <table:table-row>
          <table:table-cell table:style-name="Таблица1.A1" office:value-type="string">
            <text:p text:style-name="P10">8</text:p>
          </table:table-cell>
          <table:table-cell table:style-name="Таблица1.A1" office:value-type="string">
            <text:p text:style-name="P6"><text:span text:style-name="Source_20_Text"><text:span text:style-name="T9">:62F:</text:span></text:span> Closing Balance</text:p>
          </table:table-cell>
          <table:table-cell table:style-name="Таблица1.A1" office:value-type="string">
            <text:p text:style-name="P6"><text:span text:style-name="Source_20_Text"><text:span text:style-name="T9">Bal[Tp/Cd="CLBD"]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Конечный баланс</text:p>
          </table:table-cell>
        </table:table-row>
        <table:table-row>
          <table:table-cell table:style-name="Таблица1.A1" office:value-type="string">
            <text:p text:style-name="P10">9</text:p>
          </table:table-cell>
          <table:table-cell table:style-name="Таблица1.A1" office:value-type="string">
            <text:p text:style-name="P6"><text:span text:style-name="Source_20_Text"><text:span text:style-name="T9">:64:</text:span></text:span> Closing Available </text:p>
          </table:table-cell>
          <table:table-cell table:style-name="Таблица1.A1" office:value-type="string">
            <text:p text:style-name="P6"><text:span text:style-name="Source_20_Text"><text:span text:style-name="T9">Bal[Tp/Cd="CLAV"]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Доступный баланс</text:p>
          </table:table-cell>
        </table:table-row>
        <table:table-row>
          <table:table-cell table:style-name="Таблица1.A1" office:value-type="string">
            <text:p text:style-name="P10">10</text:p>
          </table:table-cell>
          <table:table-cell table:style-name="Таблица1.A1" office:value-type="string">
            <text:p text:style-name="P6"><text:span text:style-name="Source_20_Text"><text:span text:style-name="T9">:65:</text:span></text:span> Forward Available 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Уникально для MT940</text:p>
          </table:table-cell>
        </table:table-row>
        <table:table-row table:style-name="Таблица1.12">
          <table:table-cell table:style-name="Таблица1.A1" office:value-type="string">
            <text:p text:style-name="P10">11</text:p>
          </table:table-cell>
          <table:table-cell table:style-name="Таблица1.A1" office:value-type="string">
            <text:p text:style-name="P6"><text:span text:style-name="Source_20_Text"><text:span text:style-name="T9">:61:</text:span></text:span> Statement Line </text:p>
          </table:table-cell>
          <table:table-cell table:style-name="Таблица1.A1" office:value-type="string">
            <text:p text:style-name="P6"><text:span text:style-name="Source_20_Text"><text:span text:style-name="T9">Ntry</text:span></text:span> 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Основная запись транзакции</text:p>
          </table:table-cell>
        </table:table-row>
        <table:table-row table:style-name="Таблица1.13">
          <table:table-cell table:style-name="Таблица1.A1" office:value-type="string">
            <text:p text:style-name="P10">12</text:p>
          </table:table-cell>
          <table:table-cell table:style-name="Таблица1.A1" office:value-type="string">
            <text:p text:style-name="P6"><text:span text:style-name="Source_20_Text"><text:span text:style-name="T9">:61:</text:span></text:span> Value Date (дата валютирования) |</text:p>
          </table:table-cell>
          <table:table-cell table:style-name="Таблица1.A1" office:value-type="string">
            <text:p text:style-name="P6"><text:span text:style-name="Source_20_Text"><text:span text:style-name="T9">Ntry/ValDt/Dt</text:span></text:span> 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Дата валютирования</text:p>
          </table:table-cell>
        </table:table-row>
        <table:table-row table:style-name="Таблица1.14">
          <table:table-cell table:style-name="Таблица1.A1" office:value-type="string">
            <text:p text:style-name="P10">13</text:p>
          </table:table-cell>
          <table:table-cell table:style-name="Таблица1.A1" office:value-type="string">
            <text:p text:style-name="P6"><text:span text:style-name="Source_20_Text"><text:span text:style-name="T9">:61:</text:span></text:span> Entry Date (дата проводки) |</text:p>
          </table:table-cell>
          <table:table-cell table:style-name="Таблица1.A1" office:value-type="string">
            <text:p text:style-name="P6"><text:span text:style-name="Source_20_Text"><text:span text:style-name="T9">Ntry/BookgDt/Dt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Дата проводки </text:p>
          </table:table-cell>
        </table:table-row>
        <table:table-row table:style-name="Таблица1.14">
          <table:table-cell table:style-name="Таблица1.A1" office:value-type="string">
            <text:p text:style-name="P10">14</text:p>
          </table:table-cell>
          <table:table-cell table:style-name="Таблица1.A1" office:value-type="string">
            <text:p text:style-name="P6"><text:span text:style-name="Source_20_Text"><text:span text:style-name="T9">:61:</text:span></text:span> Debit/Credit Indicator </text:p>
          </table:table-cell>
          <table:table-cell table:style-name="Таблица1.A1" office:value-type="string">
            <text:p text:style-name="P6"><text:span text:style-name="Source_20_Text"><text:span text:style-name="T9">Ntry/CdtDbtInd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Признак дебет/кредит</text:p>
          </table:table-cell>
        </table:table-row>
        <table:table-row table:style-name="Таблица1.14">
          <table:table-cell table:style-name="Таблица1.A1" office:value-type="string">
            <text:p text:style-name="P10">15</text:p>
          </table:table-cell>
          <table:table-cell table:style-name="Таблица1.A1" office:value-type="string">
            <text:p text:style-name="P6"><text:span text:style-name="Source_20_Text"><text:span text:style-name="T9">:61:</text:span></text:span> Amount </text:p>
          </table:table-cell>
          <table:table-cell table:style-name="Таблица1.A1" office:value-type="string">
            <text:p text:style-name="P6"><text:span text:style-name="Source_20_Text"><text:span text:style-name="T9">Ntry/Amt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Сумма операции</text:p>
          </table:table-cell>
        </table:table-row>
        <table:table-row table:style-name="Таблица1.17">
          <table:table-cell table:style-name="Таблица1.A1" office:value-type="string">
            <text:p text:style-name="P10">16</text:p>
          </table:table-cell>
          <table:table-cell table:style-name="Таблица1.A1" office:value-type="string">
            <text:p text:style-name="P6"><text:span text:style-name="Source_20_Text"><text:span text:style-name="T9">:61:</text:span></text:span> Transaction Type </text:p>
          </table:table-cell>
          <table:table-cell table:style-name="Таблица1.A1" office:value-type="string">
            <text:p text:style-name="P6"><text:span text:style-name="Source_20_Text"><text:span text:style-name="T9">Ntry/BkTxCd</text:span></text:span> 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CAMT.053 имеет более детальную классификацию</text:p>
          </table:table-cell>
        </table:table-row>
        <table:table-row table:style-name="Таблица1.14">
          <table:table-cell table:style-name="Таблица1.A1" office:value-type="string">
            <text:p text:style-name="P10">17</text:p>
          </table:table-cell>
          <table:table-cell table:style-name="Таблица1.A1" office:value-type="string">
            <text:p text:style-name="P6"><text:span text:style-name="Source_20_Text"><text:span text:style-name="T9">:61:</text:span></text:span> Bank Reference </text:p>
          </table:table-cell>
          <table:table-cell table:style-name="Таблица1.A1" office:value-type="string">
            <text:p text:style-name="P6"><text:span text:style-name="Source_20_Text"><text:span text:style-name="T9">Ntry/AcctSvcrRef</text:span></text:span> 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Референс банка</text:p>
          </table:table-cell>
        </table:table-row>
        <table:table-row table:style-name="Таблица1.14">
          <table:table-cell table:style-name="Таблица1.A1" office:value-type="string">
            <text:p text:style-name="P10">18</text:p>
          </table:table-cell>
          <table:table-cell table:style-name="Таблица1.A1" office:value-type="string">
            <text:p text:style-name="P6"><text:span text:style-name="Source_20_Text"><text:span text:style-name="T9">:86:</text:span></text:span> Information</text:p>
          </table:table-cell>
          <table:table-cell table:style-name="Таблица1.A1" office:value-type="string">
            <text:p text:style-name="P6"><text:span text:style-name="Source_20_Text"><text:span text:style-name="T9">Ntry/NtryDtls/TxDtls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CAMT.053 имеет структурированные данные</text:p>
          </table:table-cell>
        </table:table-row>
        <table:table-row table:style-name="Таблица1.14">
          <table:table-cell table:style-name="Таблица1.A1" office:value-type="string">
            <text:p text:style-name="P10">19</text:p>
          </table:table-cell>
          <table:table-cell table:style-name="Таблица1.A1" office:value-type="string">
            <text:p text:style-name="P6"><text:span text:style-name="Source_20_Text"><text:span text:style-name="T9">:86:/EREF/</text:span></text:span> EndToEnd Ref </text:p>
          </table:table-cell>
          <table:table-cell table:style-name="Таблица1.A1" office:value-type="string">
            <text:p text:style-name="P6"><text:span text:style-name="Source_20_Text"><text:span text:style-name="T9">Ntry/NtryDtls/TxDtls/Refs/EndToEndId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<text:span text:style-name="T12">E</text:span>nd-to-end референс</text:p>
          </table:table-cell>
        </table:table-row>
        <table:table-row table:style-name="Таблица1.14">
          <table:table-cell table:style-name="Таблица1.A1" office:value-type="string">
            <text:p text:style-name="P10">20</text:p>
          </table:table-cell>
          <table:table-cell table:style-name="Таблица1.A1" office:value-type="string">
            <text:p text:style-name="P6"><text:span text:style-name="Source_20_Text"><text:span text:style-name="T9">:86:/CRNM/</text:span></text:span> Creditor Name </text:p>
          </table:table-cell>
          <table:table-cell table:style-name="Таблица1.A1" office:value-type="string">
            <text:p text:style-name="P6"><text:span text:style-name="Source_20_Text"><text:span text:style-name="T9">Ntry/NtryDtls/TxDtls/RltdPties/Cdtr/Nm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Наименование кредитора </text:p>
          </table:table-cell>
        </table:table-row>
        <table:table-row table:style-name="Таблица1.14">
          <table:table-cell table:style-name="Таблица1.A1" office:value-type="string">
            <text:p text:style-name="P10">21</text:p>
          </table:table-cell>
          <table:table-cell table:style-name="Таблица1.A1" office:value-type="string">
            <text:p text:style-name="P6"><text:span text:style-name="Source_20_Text"><text:span text:style-name="T9">:86:/CACT/</text:span></text:span> Creditor Account</text:p>
          </table:table-cell>
          <table:table-cell table:style-name="Таблица1.A1" office:value-type="string">
            <text:p text:style-name="P6"><text:span text:style-name="Source_20_Text"><text:span text:style-name="T9">Ntry/NtryDtls/TxDtls/RltdPties/CdtrAcct/Id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Счет кредитора</text:p>
          </table:table-cell>
        </table:table-row>
        <table:table-row table:style-name="Таблица1.14">
          <table:table-cell table:style-name="Таблица1.A1" office:value-type="string">
            <text:p text:style-name="P10">22</text:p>
          </table:table-cell>
          <table:table-cell table:style-name="Таблица1.A1" office:value-type="string">
            <text:p text:style-name="P6"><text:span text:style-name="Source_20_Text"><text:span text:style-name="T9">:86:/CBIC/</text:span></text:span> Creditor BIC </text:p>
          </table:table-cell>
          <table:table-cell table:style-name="Таблица1.A1" office:value-type="string">
            <text:p text:style-name="P6"><text:span text:style-name="Source_20_Text"><text:span text:style-name="T9">Ntry/NtryDtls/TxDtls/RltdAgts/CdtrAgt/FinInstnId/BIC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BIC банка кредитора</text:p>
          </table:table-cell>
        </table:table-row>
        <table:table-row table:style-name="Таблица1.14">
          <table:table-cell table:style-name="Таблица1.A1" office:value-type="string">
            <text:p text:style-name="P10">23</text:p>
          </table:table-cell>
          <table:table-cell table:style-name="Таблица1.A1" office:value-type="string">
            <text:p text:style-name="P6"><text:span text:style-name="Source_20_Text"><text:span text:style-name="T9">:86:/REMI/</text:span></text:span> Remittance Info</text:p>
          </table:table-cell>
          <table:table-cell table:style-name="Таблица1.A1" office:value-type="string">
            <text:p text:style-name="P6"><text:span text:style-name="Source_20_Text"><text:span text:style-name="T9">Ntry/NtryDtls/TxDtls/RmtInf/Ustrd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Назначение платежа</text:p>
          </table:table-cell>
        </table:table-row>
        <table:table-row table:style-name="Таблица1.14">
          <table:table-cell table:style-name="Таблица1.A1" office:value-type="string">
            <text:p text:style-name="P10">24</text:p>
          </table:table-cell>
          <table:table-cell table:style-name="Таблица1.A1" office:value-type="string">
            <text:p text:style-name="P6"><text:span text:style-name="Source_20_Text"><text:span text:style-name="T9">:86:/DACT/</text:span></text:span> Debtor Accoun</text:p>
          </table:table-cell>
          <table:table-cell table:style-name="Таблица1.A1" office:value-type="string">
            <text:p text:style-name="P6"><text:span text:style-name="Source_20_Text"><text:span text:style-name="T9">Ntry/NtryDtls/TxDtls/RltdPties/</text:span></text:span><text:soft-page-break/><text:span text:style-name="Source_20_Text"><text:span text:style-name="T9">DbtrAcct/Id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чет дебитора</text:p>
          </table:table-cell>
        </table:table-row>
        <table:table-row table:style-name="Таблица1.14">
          <table:table-cell table:style-name="Таблица1.A1" office:value-type="string">
            <text:p text:style-name="P10">25</text:p>
          </table:table-cell>
          <table:table-cell table:style-name="Таблица1.A1" office:value-type="string">
            <text:p text:style-name="P6"><text:span text:style-name="Source_20_Text"><text:span text:style-name="T9">:86:/DBIC/</text:span></text:span> Debtor BIC</text:p>
          </table:table-cell>
          <table:table-cell table:style-name="Таблица1.A1" office:value-type="string">
            <text:p text:style-name="P6"><text:span text:style-name="Source_20_Text"><text:span text:style-name="T9">Ntry/NtryDtls/TxDtls/RltdAgts/DbtrAgt/FinInstnId/BIC</text:span>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>BIC банка дебитора </text:p>
          </table:table-cell>
        </table:table-row>
        <table:table-row table:style-name="Таблица1.14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Standard"/>
      <text:p text:style-name="Standard">:60F:C250218USD2732398848,02 <text:s text:c="3"/>// Начальный баланс</text:p>
      <text:p text:style-name="Standard">:62F:C250218USD2937898,77 <text:s text:c="6"/>// Конечный баланс</text:p>
      <text:p text:style-name="Standard">:64:C250218USD2937898,77 <text:s text:c="7"/>// Доступный баланс</text:p>
      <text:p text:style-name="Standard"/>
      <text:p text:style-name="Standard">&lt;Bal&gt;</text:p>
      <text:p text:style-name="Standard"><text:s text:c="2"/>&lt;Tp&gt;&lt;CdOrPrtry&gt;&lt;Cd&gt;OPBD&lt;/Cd&gt;&lt;/CdOrPrtry&gt;&lt;/Tp&gt;</text:p>
      <text:p text:style-name="Standard"><text:s text:c="2"/>&lt;Amt Ccy="USD"&gt;2732398848.02&lt;/Amt&gt;</text:p>
      <text:p text:style-name="Standard"><text:s text:c="2"/>&lt;CdtDbtInd&gt;CRDT&lt;/CdtDbtInd&gt;</text:p>
      <text:p text:style-name="Standard"><text:s text:c="2"/>&lt;Dt&gt;&lt;Dt&gt;2018-02-25&lt;/Dt&gt;&lt;/Dt&gt;</text:p>
      <text:p text:style-name="Standard">&lt;/Bal&gt;</text:p>
      <text:p text:style-name="Standard">&lt;Bal&gt;</text:p>
      <text:p text:style-name="Standard"><text:s text:c="2"/>&lt;Tp&gt;&lt;CdOrPrtry&gt;&lt;Cd&gt;CLBD&lt;/Cd&gt;&lt;/CdOrPrtry&gt;&lt;/Tp&gt;</text:p>
      <text:p text:style-name="Standard"><text:s text:c="2"/>&lt;Amt Ccy="USD"&gt;2937898.77&lt;/Amt&gt;</text:p>
      <text:p text:style-name="Standard"><text:s text:c="2"/>&lt;CdtDbtInd&gt;CRDT&lt;/CdtDbtInd&gt;</text:p>
      <text:p text:style-name="Standard"><text:s text:c="2"/>&lt;Dt&gt;&lt;Dt&gt;2018-02-25&lt;/Dt&gt;&lt;/Dt&gt;</text:p>
      <text:p text:style-name="Standard">&lt;/Bal&gt;</text:p>
      <text:p text:style-name="Standard">&lt;Bal&gt;</text:p>
      <text:p text:style-name="Standard"><text:s text:c="2"/>&lt;Tp&gt;&lt;CdOrPrtry&gt;&lt;Cd&gt;CLAV&lt;/Cd&gt;&lt;/CdOrPrtry&gt;&lt;/Tp&gt;</text:p>
      <text:p text:style-name="Standard"><text:s text:c="2"/>&lt;Amt Ccy="USD"&gt;2937898.77&lt;/Amt&gt;</text:p>
      <text:p text:style-name="Standard"><text:s text:c="2"/>&lt;CdtDbtInd&gt;CRDT&lt;/CdtDbtInd&gt;</text:p>
      <text:p text:style-name="Standard"><text:s text:c="2"/>&lt;Dt&gt;&lt;Dt&gt;2018-02-25&lt;/Dt&gt;&lt;/Dt&gt;</text:p>
      <text:p text:style-name="Standard">&lt;/Bal&gt;</text:p>
      <text:p text:style-name="Standard"/>
      <text:p text:style-name="Standard">:61:2502180218D12,01NTRFGSLNVSHSUTKWDR//GI2504900007841</text:p>
      <text:p text:style-name="Standard">:86:/EREF/GSLNVSHSUTKWDR</text:p>
      <text:p text:style-name="Standard">/CRNM/GOLDMAN SACHS BANK USA</text:p>
      <text:p text:style-name="Standard">/CACT/107045863/CBIC/GSCRUS30XXX</text:p>
      <text:p text:style-name="Standard">/REMI/USD Payment to Vendor</text:p>
      <text:p text:style-name="Standard">/OPRP/Tag Payment</text:p>
      <text:p text:style-name="Standard"/>
      <text:p text:style-name="Standard">&lt;Ntry&gt;</text:p>
      <text:p text:style-name="Standard"><text:s text:c="2"/>&lt;Amt Ccy="USD"&gt;12.01&lt;/Amt&gt;</text:p>
      <text:p text:style-name="Standard"><text:s text:c="2"/>&lt;CdtDbtInd&gt;DBIT&lt;/CdtDbtInd&gt;</text:p>
      <text:p text:style-name="Standard"><text:s text:c="2"/>&lt;Sts&gt;BOOK&lt;/Sts&gt;</text:p>
      <text:p text:style-name="Standard"><text:s text:c="2"/>&lt;BookgDt&gt;&lt;Dt&gt;2018-02-18&lt;/Dt&gt;&lt;/BookgDt&gt;</text:p>
      <text:p text:style-name="Standard"><text:s text:c="2"/>&lt;ValDt&gt;&lt;Dt&gt;2018-02-25&lt;/Dt&gt;&lt;/ValDt&gt;</text:p>
      <text:p text:style-name="Standard"><text:s text:c="2"/>&lt;AcctSvcrRef&gt;GI2504900007841&lt;/AcctSvcrRef&gt;</text:p>
      <text:p text:style-name="Standard"><text:s text:c="2"/>&lt;BkTxCd&gt;</text:p>
      <text:p text:style-name="Standard"><text:s text:c="4"/>&lt;Domn&gt;</text:p>
      <text:p text:style-name="Standard"><text:s text:c="6"/>&lt;Cd&gt;PMNT&lt;/Cd&gt;</text:p>
      <text:p text:style-name="Standard"><text:s text:c="6"/>&lt;Fmly&gt;</text:p>
      <text:p text:style-name="Standard"><text:s text:c="8"/>&lt;Cd&gt;ICDT&lt;/Cd&gt;</text:p>
      <text:p text:style-name="Standard"><text:s text:c="8"/>&lt;SubFmlyCd&gt;XBCT&lt;/SubFmlyCd&gt;</text:p>
      <text:p text:style-name="Standard"><text:s text:c="6"/>&lt;/Fmly&gt;</text:p>
      <text:p text:style-name="Standard"><text:s text:c="4"/>&lt;/Domn&gt;</text:p>
      <text:p text:style-name="Standard"><text:s text:c="4"/>&lt;Prtry&gt;</text:p>
      <text:p text:style-name="Standard"><text:soft-page-break/><text:s text:c="6"/>&lt;Cd&gt;NTRFGSLNVSHSUTKWDR&lt;/Cd&gt;</text:p>
      <text:p text:style-name="Standard"><text:s text:c="4"/>&lt;/Prtry&gt;</text:p>
      <text:p text:style-name="Standard"><text:s text:c="2"/>&lt;/BkTxCd&gt;</text:p>
      <text:p text:style-name="Standard"><text:s text:c="2"/>&lt;NtryDtls&gt;</text:p>
      <text:p text:style-name="Standard"><text:s text:c="4"/>&lt;TxDtls&gt;</text:p>
      <text:p text:style-name="Standard"><text:s text:c="6"/>&lt;Refs&gt;</text:p>
      <text:p text:style-name="Standard"><text:s text:c="8"/>&lt;EndToEndId&gt;GSLNVSHSUTKWDR&lt;/EndToEndId&gt;</text:p>
      <text:p text:style-name="Standard"><text:s text:c="8"/>&lt;TxId&gt;GI2504900007841&lt;/TxId&gt;</text:p>
      <text:p text:style-name="Standard"><text:s text:c="6"/>&lt;/Refs&gt;</text:p>
      <text:p text:style-name="Standard"><text:s text:c="6"/>&lt;RltdPties&gt;</text:p>
      <text:p text:style-name="Standard"><text:s text:c="8"/>&lt;Cdtr&gt;</text:p>
      <text:p text:style-name="Standard"><text:s text:c="10"/>&lt;Nm&gt;GOLDMAN SACHS BANK USA&lt;/Nm&gt;</text:p>
      <text:p text:style-name="Standard"><text:s text:c="8"/>&lt;/Cdtr&gt;</text:p>
      <text:p text:style-name="Standard"><text:s text:c="8"/>&lt;CdtrAcct&gt;</text:p>
      <text:p text:style-name="Standard"><text:s text:c="10"/>&lt;Id&gt;</text:p>
      <text:p text:style-name="Standard"><text:s text:c="12"/>&lt;Othr&gt;</text:p>
      <text:p text:style-name="Standard"><text:s text:c="14"/>&lt;Id&gt;107045863&lt;/Id&gt;</text:p>
      <text:p text:style-name="Standard"><text:s text:c="12"/>&lt;/Othr&gt;</text:p>
      <text:p text:style-name="Standard"><text:s text:c="10"/>&lt;/Id&gt;</text:p>
      <text:p text:style-name="Standard"><text:s text:c="8"/>&lt;/CdtrAcct&gt;</text:p>
      <text:p text:style-name="Standard"><text:s text:c="6"/>&lt;/RltdPties&gt;</text:p>
      <text:p text:style-name="Standard"><text:s text:c="6"/>&lt;RltdAgts&gt;</text:p>
      <text:p text:style-name="Standard"><text:s text:c="8"/>&lt;CdtrAgt&gt;</text:p>
      <text:p text:style-name="Standard"><text:s text:c="10"/>&lt;FinInstnId&gt;</text:p>
      <text:p text:style-name="Standard"><text:s text:c="12"/>&lt;BIC&gt;GSCRUS30XXX&lt;/BIC&gt;</text:p>
      <text:p text:style-name="Standard"><text:s text:c="10"/>&lt;/FinInstnId&gt;</text:p>
      <text:p text:style-name="Standard"><text:s text:c="8"/>&lt;/CdtrAgt&gt;</text:p>
      <text:p text:style-name="Standard"><text:s text:c="6"/>&lt;/RltdAgts&gt;</text:p>
      <text:p text:style-name="Standard"><text:s text:c="6"/>&lt;RmtInf&gt;</text:p>
      <text:p text:style-name="Standard"><text:s text:c="8"/>&lt;Ustrd&gt;USD Payment to Vendor&lt;/Ustrd&gt;</text:p>
      <text:p text:style-name="Standard"><text:s text:c="6"/>&lt;/RmtInf&gt;</text:p>
      <text:p text:style-name="Standard"><text:s text:c="6"/>&lt;AddtlTxInf&gt;Tag Payment&lt;/AddtlTxInf&gt;</text:p>
      <text:p text:style-name="Standard"><text:s text:c="4"/>&lt;/TxDtls&gt;</text:p>
      <text:p text:style-name="Standard"><text:s text:c="2"/>&lt;/NtryDtls&gt;</text:p>
      <text:p text:style-name="Standard">&lt;/Ntry&gt;</text:p>
      <text:p text:style-name="Standard"/>
      <text:p text:style-name="P4">No MT940</text:p>
      <text:p text:style-name="P3">&lt;!-- Адреса контрагентов --&gt;</text:p>
      <text:p text:style-name="P3">&lt;RltdPties&gt;</text:p>
      <text:p text:style-name="P3"><text:s text:c="2"/>&lt;Dbtr&gt;</text:p>
      <text:p text:style-name="P3"><text:s text:c="4"/>&lt;Nm&gt;Debtor&lt;/Nm&gt;</text:p>
      <text:p text:style-name="P3"><text:s text:c="4"/>&lt;PstlAdr&gt;</text:p>
      <text:p text:style-name="P3"><text:s text:c="6"/>&lt;StrtNm&gt;Streetname&lt;/StrtNm&gt;</text:p>
      <text:p text:style-name="P3"><text:s text:c="6"/>&lt;BldgNb&gt;20&lt;/BldgNb&gt;</text:p>
      <text:p text:style-name="P3"><text:s text:c="6"/>&lt;PstCd&gt;1234&lt;/PstCd&gt;</text:p>
      <text:p text:style-name="P3"><text:s text:c="6"/>&lt;TwnNm&gt;Townname&lt;/TwnNm&gt;</text:p>
      <text:p text:style-name="P3"><text:s text:c="6"/>&lt;Ctry&gt;DK&lt;/Ctry&gt;</text:p>
      <text:p text:style-name="P3"><text:s text:c="4"/>&lt;/PstlAdr&gt;</text:p>
      <text:p text:style-name="P3"><text:s text:c="2"/>&lt;/Dbtr&gt;</text:p>
      <text:p text:style-name="P3">&lt;/RltdPties&gt;</text:p>
      <text:p text:style-name="P3"/>
      <text:p text:style-name="P3">&lt;RltdAgts&gt;</text:p>
      <text:p text:style-name="P3"><text:soft-page-break/><text:s text:c="2"/>&lt;DbtrAgt&gt;</text:p>
      <text:p text:style-name="P3"><text:s text:c="4"/>&lt;FinInstnId&gt;</text:p>
      <text:p text:style-name="P3"><text:s text:c="6"/>&lt;BIC&gt;SWEDSESS&lt;/BIC&gt;</text:p>
      <text:p text:style-name="P3"><text:s text:c="6"/>&lt;Nm&gt;SWEDBANK AB (PUBL)&lt;/Nm&gt; <text:s/>&lt;!-- Полное наименование банка --&gt;</text:p>
      <text:p text:style-name="P3"><text:s text:c="6"/>&lt;PstlAdr&gt;</text:p>
      <text:p text:style-name="P3"><text:s text:c="8"/>&lt;AdrLine&gt;First address line&lt;/AdrLine&gt;</text:p>
      <text:p text:style-name="P3"><text:s text:c="6"/>&lt;/PstlAdr&gt;</text:p>
      <text:p text:style-name="P3"><text:s text:c="4"/>&lt;/FinInstnId&gt;</text:p>
      <text:p text:style-name="P3"><text:s text:c="2"/>&lt;/DbtrAgt&gt;</text:p>
      <text:p text:style-name="P3">&lt;/RltdAgts&gt;</text:p>
      <text:p text:style-name="P3"/>
      <text:p text:style-name="P3">&lt;AmtDtls&gt;</text:p>
      <text:p text:style-name="P3"><text:s text:c="2"/>&lt;InstdAmt&gt;</text:p>
      <text:p text:style-name="P3"><text:s text:c="4"/>&lt;Amt Ccy="EUR"&gt;46064.52&lt;/Amt&gt; <text:s/>&lt;!-- Исходная сумма --&gt;</text:p>
      <text:p text:style-name="P3"><text:s text:c="2"/>&lt;/InstdAmt&gt;</text:p>
      <text:p text:style-name="P3"><text:s text:c="2"/>&lt;TxAmt&gt;</text:p>
      <text:p text:style-name="P3"><text:s text:c="4"/>&lt;Amt Ccy="DKK"&gt;344278.01&lt;/Amt&gt; <text:s/>&lt;!-- Зачисленная сумма --&gt;</text:p>
      <text:p text:style-name="P3"><text:s text:c="4"/>&lt;CcyXchg&gt;</text:p>
      <text:p text:style-name="P3"><text:s text:c="6"/>&lt;SrcCcy&gt;EUR&lt;/SrcCcy&gt;</text:p>
      <text:p text:style-name="P3"><text:s text:c="6"/>&lt;TrgtCcy&gt;DKK&lt;/TrgtCcy&gt;</text:p>
      <text:p text:style-name="P3"><text:s text:c="6"/>&lt;XchgRate&gt;7.4738000&lt;/XchgRate&gt; <text:s/>&lt;!-- Курс обмена --&gt;</text:p>
      <text:p text:style-name="P3"><text:s text:c="4"/>&lt;/CcyXchg&gt;</text:p>
      <text:p text:style-name="P3"><text:s text:c="2"/>&lt;/TxAmt&gt;</text:p>
      <text:p text:style-name="P3">&lt;/AmtDtls&gt;</text:p>
      <text:p text:style-name="P3"/>
      <text:p text:style-name="P3">&lt;!-- MT940 имеет только основные балансы, CAMT.053 поддерживает: --&gt;</text:p>
      <text:p text:style-name="P3">&lt;Bal&gt;&lt;Tp&gt;&lt;Cd&gt;OPBD&lt;/Cd&gt;&lt;/Tp&gt;&lt;/Bal&gt; <text:s/>&lt;!-- Opening Booked --&gt;</text:p>
      <text:p text:style-name="P3">&lt;Bal&gt;&lt;Tp&gt;&lt;Cd&gt;OPAV&lt;/Cd&gt;&lt;/Tp&gt;&lt;/Bal&gt; <text:s/>&lt;!-- Opening Available --&gt;</text:p>
      <text:p text:style-name="P3">&lt;Bal&gt;&lt;Tp&gt;&lt;Cd&gt;CLBD&lt;/Cd&gt;&lt;/Tp&gt;&lt;/Bal&gt; <text:s/>&lt;!-- Closing Booked --&gt;</text:p>
      <text:p text:style-name="P3">&lt;Bal&gt;&lt;Tp&gt;&lt;Cd&gt;CLAV&lt;/Cd&gt;&lt;/Tp&gt;&lt;/Bal&gt; <text:s/>&lt;!-- Closing Available --&gt;</text:p>
      <text:p text:style-name="P3">&lt;Bal&gt;&lt;Tp&gt;&lt;Cd&gt;PRCD&lt;/Cd&gt;&lt;/Tp&gt;&lt;/Bal&gt; <text:s/>&lt;!-- Previous Closing →</text:p>
      <text:p text:style-name="P3"/>
      <text:p text:style-name="P3">&lt;Ntry&gt;</text:p>
      <text:p text:style-name="P3"><text:s text:c="2"/>&lt;Sts&gt;BOOK&lt;/Sts&gt; <text:s/>&lt;!-- BOOK, PDNG, INFO --&gt;</text:p>
      <text:p text:style-name="P3">&lt;/Nentry&gt;</text:p>
      <text:p text:style-name="P3"/>
      <text:p text:style-name="P3">&lt;Btch&gt;</text:p>
      <text:p text:style-name="P3"><text:s text:c="2"/>&lt;NbOfTxs&gt;2&lt;/NbOfTxs&gt; <text:s/>&lt;!-- Количество транзакций в пакете --&gt;</text:p>
      <text:p text:style-name="P3">&lt;/Btch&gt;</text:p>
      <text:p text:style-name="P3"/>
      <text:p text:style-name="P3">No CAMT053</text:p>
      <text:p text:style-name="P3">:65:F250318EUR1500,00 <text:s/>// Доступный баланс на будущую дату</text:p>
      <text:p text:style-name="P3"/>
      <text:p text:style-name="P3">:61:2502180218D12,01NTRF... <text:s/>// NTRF, NCHG, NINT и т.д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20:37:47.882490278</meta:creation-date>
    <dc:date>2025-11-03T21:05:03.271056416</dc:date>
    <meta:editing-duration>PT16M40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4" meta:paragraph-count="238" meta:word-count="471" meta:character-count="5165" meta:non-whitespace-character-count="4426"/>
  </office:meta>
</office:document-meta>
</file>